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3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5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254cm" fo:padding-bottom="0.254cm" fo:padding-left="0.254cm" fo:padding-right="0.254cm" fo:wrap-option="wrap"/>
    </style:style>
    <style:style style:name="pr8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9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10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Using </text:span><text:span text:style-name="T1">Redux</text:span></text:p>
          </draw:text-box>
        </draw:frame>
        <draw:frame draw:name="Shape 168" presentation:style-name="pr2" draw:text-style-name="P3" draw:layer="layout" svg:width="45.656cm" svg:height="2.403cm" svg:x="2.169cm" svg:y="15.488cm" presentation:class="subtitle" presentation:user-transformed="true">
          <draw:text-box>
            <text:p text:style-name="P1"><text:span text:style-name="T2">Section 4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</text:span><text:span text:style-name="T3">are covering in this section.</text:span></text:p>
              <text:p text:style-name="P4"><text:span text:style-name="T3">When this slide plays, you could talk about the main aim that </text:span><text:span text:style-name="T3">we’d be covering in this section.</text:span></text:p>
            </draw:text-box>
          </draw:frame>
        </presentation:notes>
      </draw:page>
      <draw:page draw:name="In this Section, we are going to take a look at…" draw:style-name="dp1" draw:master-page-name="Title_20_Only" presentation:presentation-page-layout-name="AL1T19"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</text:span><text:span text:style-name="T2">Section, we </text:span><text:span text:style-name="T2">are going to </text:span><text:span text:style-name="T2">take a look </text:span><text:span text:style-name="T2">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4">
              <text:list-item>
                <text:p text:style-name="P8"><text:span text:style-name="T4">Converting the </text:span><text:span text:style-name="T4">application to redux</text:span></text:p>
              </text:list-item>
              <text:list-item>
                <text:p text:style-name="P8"><text:span text:style-name="T4">Leveraging middleware </text:span><text:span text:style-name="T4">for logging, async </text:span><text:span text:style-name="T4">operations, and error </text:span><text:span text:style-name="T4">handling</text:span></text:p>
              </text:list-item>
              <text:list-item>
                <text:p text:style-name="P8"><text:span text:style-name="T4">List pagination, </text:span><text:span text:style-name="T4">searching, and filtering </text:span><text:span text:style-name="T4">in redux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Mandatory Slide]</text:span></text:p>
              <text:p text:style-name="P10"><text:span text:style-name="T3">This talks about the main steps that are taken to reach the </text:span><text:span text:style-name="T3">aim of the section. This is basically the highlight of each </text:span><text:span text:style-name="T3">video that is a part of this section in a list form <text:s/>so that the </text:span><text:span text:style-name="T3">viewers know what they are getting into.</text:span></text:p>
              <text:p text:style-name="P10"><text:span text:style-name="T3">[</text:span></text:p>
            </draw:text-box>
          </draw:frame>
        </presentation:notes>
      </draw:page>
      <draw:page draw:name="page3" draw:style-name="dp3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Conv</text:span><text:span text:style-name="T1">erting </text:span><text:span text:style-name="T1">to </text:span><text:span text:style-name="T1">Redux</text:span></text:p>
          </draw:text-box>
        </draw:frame>
        <draw:frame draw:name="Subtitle 1" presentation:style-name="pr7" draw:text-style-name="P3" draw:layer="layout" svg:width="45.658cm" svg:height="2.403cm" svg:x="2.169cm" svg:y="15.488cm" presentation:class="subtitle" presentation:placeholder="true" presentation:user-transformed="true">
          <draw:text-box/>
        </draw:frame>
        <presentation:notes draw:style-name="dp2">
          <draw:page-thumbnail draw:name="Shape 164" draw:style-name="gr1" draw:layer="layout" svg:width="16.932cm" svg:height="9.524cm" svg:x="1.058cm" svg:y="1.905cm" draw:page-number="3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</text:span><text:span text:style-name="T3">are covering in this subsection.</text:span></text:p>
              <text:p text:style-name="P4"><text:span text:style-name="T3">When this slide plays, you could talk about the main aim that </text:span><text:span text:style-name="T3">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1T19"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Video, </text:span><text:span text:style-name="T2">we are going </text:span><text:span text:style-name="T2">to take a look </text:span><text:span text:style-name="T2">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4">
              <text:list-item>
                <text:p text:style-name="P8"><text:span text:style-name="T4">Creating a store from </text:span><text:span text:style-name="T4">reducers that define </text:span><text:span text:style-name="T4">state and mutations</text:span></text:p>
              </text:list-item>
              <text:list-item>
                <text:p text:style-name="P8"><text:span text:style-name="T4">Defining action creators </text:span><text:span text:style-name="T4">to trigger mutations</text:span></text:p>
              </text:list-item>
              <text:list-item>
                <text:p text:style-name="P8"><text:span text:style-name="T4">Binding to the view layer </text:span><text:span text:style-name="T4">with react-redux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4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[Mandatory Slide]</text:span></text:p>
              <text:p text:style-name="P4"><text:span text:style-name="T3">Before the start of the video, we’d like to highlight what are </text:span><text:span text:style-name="T3">important topics or pointers that we’d be covering in this </text:span><text:span text:style-name="T3">video. This slide would immediately follow the intro/name </text:span><text:span text:style-name="T3">slide. This would just be say 2-3 points for the viewers to </text:span><text:span text:style-name="T3">know what they are getting into.</text:span></text:p>
              <text:p text:style-name="P4"><text:span text:style-name="T3"/></text:p>
            </draw:text-box>
          </draw:frame>
        </presentation:notes>
      </draw:page>
      <draw:page draw:name="page5" draw:style-name="dp1" draw:master-page-name="Default">
        <draw:frame draw:name="Shape 272" presentation:style-name="pr8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Actions and </text:span><text:span text:style-name="T1">Middleware</text:span></text:p>
          </draw:text-box>
        </draw:frame>
        <draw:frame draw:name="Shape 273" presentation:style-name="pr9" draw:text-style-name="P3" draw:layer="layout" svg:width="45.656cm" svg:height="2.403cm" svg:x="2.169cm" svg:y="15.488cm" presentation:class="subtitle" presentation:user-transformed="true">
          <draw:text-box>
            <text:p text:style-name="P6"><text:span text:style-name="T2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5" presentation:class="page"/>
          <draw:frame draw:name="Shape 270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/text:p>
              <text:p text:style-name="P4"><text:span text:style-name="T3">Here the name of the next video needs to be mentioned. The </text:span><text:span text:style-name="T3">narration as you guessed it would be just letting the viewer </text:span><text:span text:style-name="T3">know exactly where we are at and what we’d be taking </text:span><text:span text:style-name="T3">over next! </text:span><text:span text:style-name="T5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9</meta:editing-cycles>
    <dc:date>2018-01-27T11:15:36.116774656</dc:date>
    <meta:editing-duration>PT36M52S</meta:editing-duration>
    <meta:generator>LibreOffice/5.1.6.2$Linux_X86_64 LibreOffice_project/10m0$Build-2</meta:generator>
    <meta:document-statistic meta:object-count="11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